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a91a" officeooo:paragraph-rsid="0018a91a"/>
    </style:style>
    <style:style style:name="P2" style:family="paragraph" style:parent-style-name="Standard">
      <style:paragraph-properties fo:text-align="center" style:justify-single-word="false"/>
      <style:text-properties officeooo:rsid="0018a91a" officeooo:paragraph-rsid="0018a91a"/>
    </style:style>
    <style:style style:name="P3" style:family="paragraph" style:parent-style-name="Standard">
      <style:paragraph-properties fo:text-align="center" style:justify-single-word="false"/>
      <style:text-properties fo:font-size="10pt" officeooo:rsid="0018a91a" officeooo:paragraph-rsid="0018a91a" style:font-size-asian="10pt" style:font-size-complex="10pt"/>
    </style:style>
    <style:style style:name="P4" style:family="paragraph" style:parent-style-name="Standard">
      <style:text-properties officeooo:rsid="00193091" officeooo:paragraph-rsid="00193091"/>
    </style:style>
    <style:style style:name="P5" style:family="paragraph" style:parent-style-name="Standard">
      <style:paragraph-properties fo:text-align="center" style:justify-single-word="false"/>
      <style:text-properties officeooo:rsid="00193091" officeooo:paragraph-rsid="00193091"/>
    </style:style>
    <style:style style:name="P6" style:family="paragraph" style:parent-style-name="Standard">
      <style:text-properties officeooo:rsid="001a79e0" officeooo:paragraph-rsid="001a79e0"/>
    </style:style>
    <style:style style:name="P7" style:family="paragraph" style:parent-style-name="Standard">
      <style:text-properties officeooo:rsid="001a79e0" officeooo:paragraph-rsid="00193091"/>
    </style:style>
    <style:style style:name="P8" style:family="paragraph" style:parent-style-name="Standard">
      <style:text-properties officeooo:paragraph-rsid="001a79e0"/>
    </style:style>
    <style:style style:name="P9" style:family="paragraph" style:parent-style-name="Standard">
      <style:text-properties officeooo:rsid="001af96d" officeooo:paragraph-rsid="001af96d"/>
    </style:style>
    <style:style style:name="P10" style:family="paragraph" style:parent-style-name="Standard">
      <style:text-properties fo:font-style="normal" style:text-underline-style="solid" style:text-underline-width="auto" style:text-underline-color="font-color" officeooo:rsid="001af96d" officeooo:paragraph-rsid="001af96d" style:font-style-asian="normal" style:font-style-complex="normal"/>
    </style:style>
    <style:style style:name="P11" style:family="paragraph" style:parent-style-name="Standard">
      <style:text-properties style:text-underline-style="solid" style:text-underline-width="auto" style:text-underline-color="font-color" officeooo:rsid="001a79e0" officeooo:paragraph-rsid="001a79e0"/>
    </style:style>
    <style:style style:name="P12" style:family="paragraph" style:parent-style-name="Standard">
      <style:text-properties style:text-underline-style="none" officeooo:rsid="001af96d" officeooo:paragraph-rsid="001af96d"/>
    </style:style>
    <style:style style:name="P13" style:family="paragraph" style:parent-style-name="Standard">
      <style:text-properties style:text-underline-style="none" officeooo:rsid="001af96d" officeooo:paragraph-rsid="001cbe4d"/>
    </style:style>
    <style:style style:name="P14" style:family="paragraph" style:parent-style-name="Standard">
      <style:text-properties style:text-underline-style="none" officeooo:rsid="001cbe4d" officeooo:paragraph-rsid="001cbe4d"/>
    </style:style>
    <style:style style:name="P15" style:family="paragraph" style:parent-style-name="Standard">
      <style:text-properties officeooo:rsid="001f223f" officeooo:paragraph-rsid="001f223f"/>
    </style:style>
    <style:style style:name="P16" style:family="paragraph" style:parent-style-name="Standard">
      <style:text-properties style:font-name="Liberation Serif" fo:font-size="12pt" style:text-underline-style="none" officeooo:rsid="001cbe4d" officeooo:paragraph-rsid="001cbe4d"/>
    </style:style>
    <style:style style:name="P17" style:family="paragraph" style:parent-style-name="Standard">
      <style:text-properties officeooo:rsid="001f223f" officeooo:paragraph-rsid="001f223f"/>
    </style:style>
    <style:style style:name="P18" style:family="paragraph" style:parent-style-name="Standard">
      <style:text-properties officeooo:rsid="001f223f" officeooo:paragraph-rsid="0022c406"/>
    </style:style>
    <style:style style:name="P19" style:family="paragraph" style:parent-style-name="Standard">
      <style:text-properties officeooo:rsid="0022c406" officeooo:paragraph-rsid="0022c406"/>
    </style:style>
    <style:style style:name="P20" style:family="paragraph" style:parent-style-name="Standard">
      <style:text-properties style:text-underline-style="none" officeooo:rsid="001f223f" officeooo:paragraph-rsid="001f223f"/>
    </style:style>
    <style:style style:name="P21" style:family="paragraph" style:parent-style-name="Standard">
      <style:text-properties style:text-underline-style="none" officeooo:rsid="0022c406" officeooo:paragraph-rsid="0022c406"/>
    </style:style>
    <style:style style:name="P22" style:family="paragraph" style:parent-style-name="Standard">
      <style:text-properties style:text-underline-style="none" officeooo:rsid="001af96d" officeooo:paragraph-rsid="001af96d"/>
    </style:style>
    <style:style style:name="P23" style:family="paragraph" style:parent-style-name="Standard">
      <style:text-properties style:text-underline-style="solid" style:text-underline-width="auto" style:text-underline-color="font-color" fo:font-weight="bold" officeooo:rsid="001f223f" officeooo:paragraph-rsid="001f223f" style:font-weight-asian="bold" style:font-weight-complex="bold"/>
    </style:style>
    <style:style style:name="P24" style:family="paragraph" style:parent-style-name="Standard">
      <style:text-properties style:text-underline-style="solid" style:text-underline-width="auto" style:text-underline-color="font-color" officeooo:rsid="0022c406" officeooo:paragraph-rsid="0022c406"/>
    </style:style>
    <style:style style:name="P25" style:family="paragraph" style:parent-style-name="Standard">
      <style:text-properties officeooo:rsid="0018a91a" officeooo:paragraph-rsid="0018a91a"/>
    </style:style>
    <style:style style:name="P26" style:family="paragraph" style:parent-style-name="Standard">
      <style:text-properties officeooo:rsid="0018a91a" officeooo:paragraph-rsid="001f223f"/>
    </style:style>
    <style:style style:name="P27" style:family="paragraph" style:parent-style-name="Standard">
      <style:text-properties officeooo:rsid="001a79e0" officeooo:paragraph-rsid="00243d7e"/>
    </style:style>
    <style:style style:name="P28" style:family="paragraph" style:parent-style-name="Standard">
      <style:text-properties officeooo:rsid="00243d7e" officeooo:paragraph-rsid="00243d7e"/>
    </style:style>
    <style:style style:name="P29" style:family="paragraph" style:parent-style-name="Standard">
      <style:text-properties officeooo:rsid="00243d7e" officeooo:paragraph-rsid="0025a04e"/>
    </style:style>
    <style:style style:name="P30" style:family="paragraph" style:parent-style-name="Standard">
      <style:text-properties style:font-name="Liberation Serif" fo:font-size="12pt" style:text-underline-style="none" officeooo:rsid="001cbe4d" officeooo:paragraph-rsid="0025a04e"/>
    </style:style>
    <style:style style:name="T1" style:family="text">
      <style:text-properties officeooo:rsid="001a79e0"/>
    </style:style>
    <style:style style:name="T2" style:family="text">
      <style:text-properties officeooo:rsid="001cbe4d"/>
    </style:style>
    <style:style style:name="T3" style:family="text">
      <style:text-properties style:font-name="monospace" fo:font-size="12pt"/>
    </style:style>
    <style:style style:name="T4" style:family="text">
      <style:text-properties style:font-name="monospace" fo:font-size="12pt" officeooo:rsid="001cbe4d"/>
    </style:style>
    <style:style style:name="T5" style:family="text">
      <style:text-properties style:font-name="Liberation Serif" fo:font-size="12pt"/>
    </style:style>
    <style:style style:name="T6" style:family="text">
      <style:text-properties style:font-name="Liberation Serif" fo:font-size="12pt" officeooo:rsid="001cbe4d"/>
    </style:style>
    <style:style style:name="T7" style:family="text">
      <style:text-properties officeooo:rsid="001fd950"/>
    </style:style>
    <style:style style:name="T8" style:family="text">
      <style:text-properties officeooo:rsid="0022c406"/>
    </style:style>
    <style:style style:name="T9" style:family="text">
      <style:text-properties officeooo:rsid="0022c406" fo:background-color="#ffff00" loext:char-shading-value="0"/>
    </style:style>
    <style:style style:name="T10" style:family="text">
      <style:text-properties officeooo:rsid="0023951c"/>
    </style:style>
    <style:style style:name="T11" style:family="text">
      <style:text-properties officeooo:rsid="00243d7e"/>
    </style:style>
    <style:style style:name="T12" style:family="text">
      <style:text-properties officeooo:rsid="0025a0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te rendu Général</text:p>
      <text:p text:style-name="P2"/>
      <text:p text:style-name="P3">BERRA NDEYE ANSINELLI</text:p>
      <text:p text:style-name="P1"/>
      <text:p text:style-name="P1"/>
      <text:p text:style-name="P1"/>
      <text:p text:style-name="P2">Introduction : </text:p>
      <text:p text:style-name="P1"/>
      <text:p text:style-name="P4">Dans le cadre de cette SAE, nous devons mettre en place le réseau informatique d’une petite entreprise multi-sites.</text:p>
      <text:p text:style-name="P4">L’objectif est que nous répondions aux besoins de commutation, routage, service réseaux de base et minimums de sécurités formulés par la structure.</text:p>
      <text:p text:style-name="P4"/>
      <text:p text:style-name="P4"/>
      <text:p text:style-name="P5">Spécificités : </text:p>
      <text:p text:style-name="P5"/>
      <text:p text:style-name="P4">En raison d’un budget alloué de 0 euros, le réseau sera mis en place en deux parties : une première virtuelle (émulée sur GNS3) correspondant au LAN de l’entreprise, qui contiendras le serveur web interne ainsi que les postes des employés répartis sur plusieurs VLAN en fonction du service.</text:p>
      <text:p text:style-name="P4">La deuxième partie, sera quand a elle physique, elle assurera l’interconnexion avec internet et la DMZ, elle comprendra le serveur web de l’extranet, le <text:span text:style-name="T1">DNS</text:span> et le routeur firewall.</text:p>
      <text:p text:style-name="P4"/>
      <text:p text:style-name="P4"/>
      <text:p text:style-name="P4"/>
      <text:p text:style-name="P4"/>
      <text:p text:style-name="P4"/>
      <text:p text:style-name="P4"/>
      <text:p text:style-name="P7"/>
      <text:p text:style-name="P1"/>
      <text:p text:style-name="P1"/>
      <text:p text:style-name="P1">DNS</text:p>
      <text:p text:style-name="P1"/>
      <text:p text:style-name="P1"/>
      <text:p text:style-name="P1">DHCP</text:p>
      <text:p text:style-name="P1"/>
      <text:p text:style-name="P23">Routeur :</text:p>
      <text:p text:style-name="P20">conf t</text:p>
      <text:p text:style-name="P21">interface 0/0</text:p>
      <text:p text:style-name="P21">no shut</text:p>
      <text:p text:style-name="P21">exit</text:p>
      <text:p text:style-name="P21"/>
      <text:p text:style-name="P24">VLAN 10 (Administratifs) :</text:p>
      <text:p text:style-name="P15">int fa 0/<text:span text:style-name="T8">0.1</text:span></text:p>
      <text:p text:style-name="P19">encapsulation dot1Q 10</text:p>
      <text:p text:style-name="P15">ip address 192,168,1<text:span text:style-name="T8">0</text:span>,254 255,255,255,0</text:p>
      <text:p text:style-name="P15">no shutdown</text:p>
      <text:p text:style-name="P15">exit</text:p>
      <text:p text:style-name="P15">ip dhcp pool formation</text:p>
      <text:p text:style-name="P15">network 192,168,1<text:span text:style-name="T8">0</text:span>,0 <text:tab/>255,255,255,0</text:p>
      <text:p text:style-name="P15">default-router 192,168,1<text:span text:style-name="T8">0</text:span>,254</text:p>
      <text:p text:style-name="P15">dns-server <text:span text:style-name="T9">8,8,8,8</text:span></text:p>
      <text:p text:style-name="P15">class ec2lt </text:p>
      <text:p text:style-name="P15"><text:soft-page-break/>address range 192,168,1<text:span text:style-name="T8">0</text:span>,<text:span text:style-name="T8">1</text:span> 192,168,<text:span text:style-name="T7">1</text:span><text:span text:style-name="T8">0</text:span><text:span text:style-name="T7">,253</text:span></text:p>
      <text:p text:style-name="P15"/>
      <text:p text:style-name="P24">VLAN 20 (Commerciaux) :</text:p>
      <text:p text:style-name="P18">int fa 0/<text:span text:style-name="T8">0.2</text:span></text:p>
      <text:p text:style-name="P19">encapsulation dot1Q 20</text:p>
      <text:p text:style-name="P18">ip address 192,168,<text:span text:style-name="T8">20</text:span>,254 255,255,255,0</text:p>
      <text:p text:style-name="P18">no shutdown</text:p>
      <text:p text:style-name="P18">exit</text:p>
      <text:p text:style-name="P18">ip dhcp pool formation</text:p>
      <text:p text:style-name="P18">network 192,168,<text:span text:style-name="T8">20</text:span>,0 <text:tab/>255,255,255,0</text:p>
      <text:p text:style-name="P18">default-router 192,168,<text:span text:style-name="T8">20</text:span>,254</text:p>
      <text:p text:style-name="P18">dns-server <text:span text:style-name="T9">8,8,8,8</text:span></text:p>
      <text:p text:style-name="P18">class ec2lt </text:p>
      <text:p text:style-name="P18">address range 192,168,<text:span text:style-name="T8">20</text:span>,<text:span text:style-name="T8">1</text:span> 192,168,<text:span text:style-name="T8">20</text:span><text:span text:style-name="T7">,253</text:span></text:p>
      <text:p text:style-name="P18"/>
      <text:p text:style-name="P24">VLAN 30 (SI) :</text:p>
      <text:p text:style-name="P18">int fa 0/<text:span text:style-name="T8">0.</text:span><text:span text:style-name="T10">3</text:span></text:p>
      <text:p text:style-name="P19">encapsulation dot1Q <text:span text:style-name="T10">30</text:span></text:p>
      <text:p text:style-name="P18">ip address 192,168,<text:span text:style-name="T10">30</text:span>,254 255,255,255,0</text:p>
      <text:p text:style-name="P18">no shutdown</text:p>
      <text:p text:style-name="P18">exit</text:p>
      <text:p text:style-name="P18">ip dhcp pool formation</text:p>
      <text:p text:style-name="P18">network 192,168,<text:span text:style-name="T10">30</text:span>,0 <text:tab/>255,255,255,0</text:p>
      <text:p text:style-name="P18">default-router 192,168,<text:span text:style-name="T10">30</text:span>,254</text:p>
      <text:p text:style-name="P18">dns-server <text:span text:style-name="T9">8,8,8,8</text:span></text:p>
      <text:p text:style-name="P18">class ec2lt </text:p>
      <text:p text:style-name="P18">address range 192,168,<text:span text:style-name="T10">30</text:span>,<text:span text:style-name="T8">1</text:span> 192,168,<text:span text:style-name="T10">30</text:span><text:span text:style-name="T7">,253</text:span></text:p>
      <text:p text:style-name="P26"/>
      <text:p text:style-name="P1">VLAN</text:p>
      <text:p text:style-name="P1"/>
      <text:p text:style-name="P10">Pcs :</text:p>
      <text:p text:style-name="P9"/>
      <text:p text:style-name="P6">pc1 (vlan 10) [192,168,<text:span text:style-name="T11">10,0</text:span>/24]</text:p>
      <text:p text:style-name="P6">ip 192,168,<text:span text:style-name="T11">10,0</text:span> (ip du pc) 255,255,255,0 (masque) 192,168,<text:span text:style-name="T11">10</text:span>,254 (gw par defaut)</text:p>
      <text:p text:style-name="P6">-------------------------------------------------------------------------------------------------------------------</text:p>
      <text:p text:style-name="P6">pc2 (vlan 20) [1<text:span text:style-name="T11">92,168,20,0/24]</text:span></text:p>
      <text:p text:style-name="P6">ip 1<text:span text:style-name="T11">92,168,20,0</text:span> 255,255,0,0 1<text:span text:style-name="T11">92,168,20,254</text:span></text:p>
      <text:p text:style-name="P27">-------------------------------------------------------------------------------------------------------------------</text:p>
      <text:p text:style-name="P27">pc<text:span text:style-name="T11">3</text:span> (vlan <text:span text:style-name="T11">3</text:span>0) [172,16,0,10/16]</text:p>
      <text:p text:style-name="P27">ip 1<text:span text:style-name="T11">92,168,30,0 </text:span>255,255,0,0 1<text:span text:style-name="T11">92,168,30,254</text:span></text:p>
      <text:p text:style-name="P27"/>
      <text:p text:style-name="P11">Switch :</text:p>
      <text:p text:style-name="P8"/>
      <text:p text:style-name="P28">vlan database</text:p>
      <text:p text:style-name="P28">(vlan) vlan 10 name administratif</text:p>
      <text:p text:style-name="P28">(vlan) vlan 20 name commercial</text:p>
      <text:p text:style-name="P28">(vlan) vlan 30 name si</text:p>
      <text:p text:style-name="P28">exit</text:p>
      <text:p text:style-name="P28">conf t</text:p>
      <text:p text:style-name="P28"/>
      <text:p text:style-name="P28">int f1/0</text:p>
      <text:p text:style-name="P28">switchport access vlan 1<text:span text:style-name="T12">0</text:span></text:p>
      <text:p text:style-name="P29"><text:soft-page-break/>int f1/<text:span text:style-name="T12">1</text:span></text:p>
      <text:p text:style-name="P29">switchport access vlan <text:span text:style-name="T12">2</text:span>0</text:p>
      <text:p text:style-name="P28"/>
      <text:p text:style-name="P29">int f1/<text:span text:style-name="T12">5</text:span></text:p>
      <text:p text:style-name="P29">switchport access vlan <text:span text:style-name="T12">30</text:span></text:p>
      <text:p text:style-name="P29"/>
      <text:p text:style-name="P29">int f1/6</text:p>
      <text:p text:style-name="P29">switchport mode trunk</text:p>
      <text:p text:style-name="P29"/>
      <text:p text:style-name="P30">sudo ip r a 192.168.20.0/24 via <text:s/>10.213.145.1 dev eno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4T14:10:40.577357378</meta:creation-date>
    <dc:date>2022-04-08T10:56:28.008113615</dc:date>
    <meta:editing-duration>PT28M50S</meta:editing-duration>
    <meta:editing-cycles>6</meta:editing-cycles>
    <meta:generator>LibreOffice/7.0.4.2$Linux_X86_64 LibreOffice_project/00$Build-2</meta:generator>
    <meta:document-statistic meta:table-count="0" meta:image-count="0" meta:object-count="0" meta:page-count="3" meta:paragraph-count="77" meta:word-count="331" meta:character-count="2440" meta:non-whitespace-character-count="2177"/>
  </office:meta>
</office:document-meta>
</file>